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text-properties style:font-name="Aptos" fo:color="#000000"/>
    </style:style>
    <style:style style:name="T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fo:font-style="italic" style:font-style-asian="italic" style:font-style-complex="italic"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tyle="italic" style:font-style-asian="italic" style:font-style-complex="italic" fo:font-size="10pt" style:font-size-asian="10pt" style:font-size-complex="10pt"/>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 style:parent-style-name="DefaultParagraphFont" style:family="text">
      <style:text-properties fo:font-style="italic" style:font-style-asian="italic" style:font-style-complex="italic" fo:font-size="10pt" style:font-size-asian="10pt" style:font-size-complex="10pt"/>
    </style:style>
    <style:style style:name="T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style="italic" style:font-style-asian="italic" style:font-style-complex="italic" fo:font-size="10pt" style:font-size-asian="10pt" style:font-size-complex="10pt"/>
    </style:style>
    <style:style style:name="T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style="italic" style:font-style-asian="italic" style:font-style-complex="italic" fo:font-size="10pt" style:font-size-asian="10pt" style:font-size-complex="10pt"/>
    </style:style>
    <style:style style:name="T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 style:parent-style-name="DefaultParagraphFont" style:family="text">
      <style:text-properties fo:font-style="italic" style:font-style-asian="italic" style:font-style-complex="italic" fo:font-size="10pt" style:font-size-asian="10pt" style:font-size-complex="10pt"/>
    </style:style>
    <style:style style:name="T2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 style:parent-style-name="DefaultParagraphFont" style:family="text">
      <style:text-properties fo:font-style="italic" style:font-style-asian="italic" style:font-style-complex="italic" fo:font-size="10pt" style:font-size-asian="10pt" style:font-size-complex="10pt"/>
    </style:style>
    <style:style style:name="T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 style:parent-style-name="DefaultParagraphFont" style:family="text">
      <style:text-properties fo:font-style="italic" style:font-style-asian="italic" style:font-style-complex="italic" fo:font-size="10pt" style:font-size-asian="10pt" style:font-size-complex="10pt"/>
    </style:style>
    <style:style style:name="T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 style:parent-style-name="DefaultParagraphFont" style:family="text">
      <style:text-properties fo:font-style="italic" style:font-style-asian="italic" style:font-style-complex="italic" fo:font-size="10pt" style:font-size-asian="10pt" style:font-size-complex="10pt"/>
    </style:style>
    <style:style style:name="T28"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29" style:parent-style-name="DefaultParagraphFont" style:family="text">
      <style:text-properties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 style:parent-style-name="DefaultParagraphFont" style:family="text">
      <style:text-properties fo:font-style="italic" style:font-style-asian="italic" style:font-style-complex="italic" fo:font-size="10pt" style:font-size-asian="10pt" style:font-size-complex="10pt"/>
    </style:style>
    <style:style style:name="T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 style:parent-style-name="DefaultParagraphFont" style:family="text">
      <style:text-properties fo:font-style="italic" style:font-style-asian="italic" style:font-style-complex="italic" fo:font-size="10pt" style:font-size-asian="10pt" style:font-size-complex="10pt"/>
    </style:style>
    <style:style style:name="T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 style:parent-style-name="DefaultParagraphFont" style:family="text">
      <style:text-properties fo:font-style="italic" style:font-style-asian="italic" style:font-style-complex="italic" fo:font-size="10pt" style:font-size-asian="10pt" style:font-size-complex="10pt"/>
    </style:style>
    <style:style style:name="T3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 style:parent-style-name="DefaultParagraphFont" style:family="text">
      <style:text-properties fo:font-style="italic" style:font-style-asian="italic" style:font-style-complex="italic" fo:font-size="10pt" style:font-size-asian="10pt" style:font-size-complex="10pt"/>
    </style:style>
    <style:style style:name="T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2" style:parent-style-name="DefaultParagraphFont" style:family="text">
      <style:text-properties fo:font-style="italic" style:font-style-asian="italic" style:font-style-complex="italic" fo:font-size="10pt" style:font-size-asian="10pt" style:font-size-complex="10pt"/>
    </style:style>
    <style:style style:name="T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 style:parent-style-name="DefaultParagraphFont" style:family="text">
      <style:text-properties fo:font-style="italic" style:font-style-asian="italic" style:font-style-complex="italic" fo:font-size="10pt" style:font-size-asian="10pt" style:font-size-complex="10pt"/>
    </style:style>
    <style:style style:name="P45" style:parent-style-name="Normal" style:family="paragraph">
      <style:paragraph-properties fo:text-align="center"/>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Normal" style:master-page-name="MPF1" style:family="paragraph">
      <style:paragraph-properties fo:break-before="page"/>
    </style:style>
    <style:style style:name="P58" style:parent-style-name="Normal" style:family="paragraph">
      <style:paragraph-properties fo:text-align="center"/>
      <style:text-properties fo:font-size="26pt" style:font-size-asian="26pt" style:font-size-complex="26pt"/>
    </style:style>
    <style:style style:name="P59" style:parent-style-name="Normal" style:master-page-name="MPF2" style:family="paragraph">
      <style:paragraph-properties fo:break-before="page" fo:text-align="center"/>
    </style:style>
    <style:style style:name="P64" style:parent-style-name="Normal" style:family="paragraph">
      <style:paragraph-properties fo:text-align="center"/>
    </style:style>
    <style:style style:name="T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6" style:parent-style-name="DefaultParagraphFont" style:family="text">
      <style:text-properties fo:font-style="italic" style:font-style-asian="italic" style:font-style-complex="italic" fo:font-size="10pt" style:font-size-asian="10pt" style:font-size-complex="10pt"/>
    </style:style>
    <style:style style:name="T6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T69" style:parent-style-name="DefaultParagraphFont" style:family="text">
      <style:text-properties fo:font-style="italic" style:font-style-asian="italic" style:font-style-complex="italic" fo:font-size="10pt" style:font-size-asian="10pt" style:font-size-complex="10pt"/>
    </style:style>
    <style:style style:name="T70" style:parent-style-name="DefaultParagraphFont" style:family="text">
      <style:text-properties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T72" style:parent-style-name="DefaultParagraphFont" style:family="text">
      <style:text-properties fo:font-style="italic" style:font-style-asian="italic" style:font-style-complex="italic" fo:font-size="10pt" style:font-size-asian="10pt" style:font-size-complex="10pt"/>
    </style:style>
    <style:style style:name="T73" style:parent-style-name="DefaultParagraphFont" style:family="text">
      <style:text-properties fo:font-style="italic" style:font-style-asian="italic" style:font-style-complex="italic" fo:font-size="10pt" style:font-size-asian="10pt" style:font-size-complex="10pt"/>
    </style:style>
    <style:style style:name="P74" style:parent-style-name="Normal" style:family="paragraph">
      <style:text-properties fo:font-style="italic" style:font-style-asian="italic" style:font-style-complex="italic" fo:font-size="10pt" style:font-size-asian="10pt" style:font-size-complex="10pt"/>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P77" style:parent-style-name="Normal" style:family="paragraph">
      <style:text-properties fo:font-style="italic" style:font-style-asian="italic" style:font-style-complex="italic" fo:font-size="10pt" style:font-size-asian="10pt" style:font-size-complex="10pt"/>
    </style:style>
    <style:style style:name="T7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9" style:parent-style-name="DefaultParagraphFont" style:family="text">
      <style:text-properties fo:font-style="italic" style:font-style-asian="italic" style:font-style-complex="italic" fo:font-size="10pt" style:font-size-asian="10pt" style:font-size-complex="10pt"/>
    </style:style>
    <style:style style:name="T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6"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87"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88"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0"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1"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2"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3"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4" style:parent-style-name="Normal" style:list-style-name="LFO1" style:family="paragraph">
      <style:paragraph-properties fo:margin-bottom="0.0416in" fo:line-height="100%"/>
      <style:text-properties fo:font-style="italic" style:font-style-asian="italic" style:font-style-complex="italic" fo:font-size="9pt" style:font-size-asian="9pt" style:font-size-complex="9pt"/>
    </style:style>
    <style:style style:name="P95" style:parent-style-name="Normal" style:family="paragraph">
      <style:paragraph-properties fo:margin-bottom="0.0416in" fo:line-height="100%"/>
      <style:text-properties fo:font-weight="bold" style:font-weight-asian="bold" style:font-weight-complex="bold" fo:font-style="italic" style:font-style-asian="italic" style:font-style-complex="italic" fo:font-size="9pt" style:font-size-asian="9pt" style:font-size-complex="9pt"/>
    </style:style>
    <style:style style:name="P96"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97"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98"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99"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100"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101" style:parent-style-name="Normal" style:list-style-name="LFO2" style:family="paragraph">
      <style:paragraph-properties fo:margin-bottom="0.0416in" fo:line-height="100%"/>
      <style:text-properties fo:font-style="italic" style:font-style-asian="italic" style:font-style-complex="italic" fo:font-size="9pt" style:font-size-asian="9pt" style:font-size-complex="9pt"/>
    </style:style>
    <style:style style:name="P102" style:parent-style-name="Normal" style:family="paragraph">
      <style:paragraph-properties fo:margin-bottom="0.0416in" fo:line-height="100%"/>
    </style:style>
    <style:style style:name="T10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4" style:parent-style-name="DefaultParagraphFont" style:family="text">
      <style:text-properties fo:font-style="italic" style:font-style-asian="italic" style:font-style-complex="italic" fo:font-size="9pt" style:font-size-asian="9pt" style:font-size-complex="9pt"/>
    </style:style>
    <style:style style:name="T10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6" style:parent-style-name="DefaultParagraphFont" style:family="text">
      <style:text-properties fo:font-style="italic" style:font-style-asian="italic" style:font-style-complex="italic" fo:font-size="9pt" style:font-size-asian="9pt" style:font-size-complex="9pt"/>
    </style:style>
    <style:style style:name="T10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8" style:parent-style-name="DefaultParagraphFont" style:family="text">
      <style:text-properties fo:font-style="italic" style:font-style-asian="italic" style:font-style-complex="italic" fo:font-size="9pt" style:font-size-asian="9pt" style:font-size-complex="9pt"/>
    </style:style>
    <style:style style:name="T10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4" style:parent-style-name="DefaultParagraphFont" style:family="text">
      <style:text-properties fo:font-style="italic" style:font-style-asian="italic" style:font-style-complex="italic" fo:font-size="9pt" style:font-size-asian="9pt" style:font-size-complex="9pt"/>
    </style:style>
    <style:style style:name="P115" style:parent-style-name="Normal" style:family="paragraph">
      <style:paragraph-properties fo:margin-bottom="0.0416in" fo:line-height="100%"/>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tyle="italic" style:font-style-asian="italic" style:font-style-complex="italic" fo:font-size="9pt" style:font-size-asian="9pt" style:font-size-complex="9pt"/>
    </style:style>
    <style:style style:name="P118" style:parent-style-name="Normal" style:family="paragraph">
      <style:paragraph-properties fo:margin-bottom="0.0416in" fo:line-height="100%"/>
      <style:text-properties fo:font-weight="bold" style:font-weight-asian="bold" style:font-weight-complex="bold" fo:font-style="italic" style:font-style-asian="italic" style:font-style-complex="italic" fo:font-size="9pt" style:font-size-asian="9pt" style:font-size-complex="9pt"/>
    </style:style>
    <style:style style:name="P119" style:parent-style-name="Normal" style:family="paragraph">
      <style:paragraph-properties fo:text-align="center"/>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margin-bottom="0.0416in" fo:line-height="100%"/>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tyle="italic" style:font-style-asian="italic" style:font-style-complex="italic" fo:font-size="10pt" style:font-size-asian="10pt" style:font-size-complex="10pt"/>
    </style:style>
    <style:style style:name="T132" style:parent-style-name="DefaultParagraphFont" style:family="text">
      <style:text-properties fo:font-style="italic" style:font-style-asian="italic" style:font-style-complex="italic" fo:font-size="10pt" style:font-size-asian="10pt" style:font-size-complex="10pt"/>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fo:font-size="10pt" style:font-size-asian="10pt" style:font-size-complex="10pt"/>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size="10pt" style:font-size-asian="10pt" style:font-size-complex="10pt"/>
    </style:style>
    <style:style style:name="T138" style:parent-style-name="DefaultParagraphFont" style:family="text">
      <style:text-properties fo:font-style="italic" style:font-style-asian="italic" style:font-style-complex="italic" fo:font-size="10pt" style:font-size-asian="10pt" style:font-size-complex="10pt"/>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style="italic" style:font-style-asian="italic" style:font-style-complex="italic" fo:font-size="10pt" style:font-size-asian="10pt" style:font-size-complex="10pt"/>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P142" style:parent-style-name="Normal" style:family="paragraph">
      <style:paragraph-properties fo:text-align="center"/>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style="italic" style:font-style-asian="italic" style:font-style-complex="italic" fo:font-size="10pt" style:font-size-asian="10pt" style:font-size-complex="10pt"/>
    </style:style>
    <style:style style:name="T151" style:parent-style-name="DefaultParagraphFont" style:family="text">
      <style:text-properties fo:font-style="italic" style:font-style-asian="italic" style:font-style-complex="italic" fo:font-size="10pt" style:font-size-asian="10pt" style:font-size-complex="10pt"/>
    </style:style>
    <style:style style:name="T152" style:parent-style-name="DefaultParagraphFont" style:family="text">
      <style:text-properties fo:font-style="italic" style:font-style-asian="italic" style:font-style-complex="italic" fo:font-size="10pt" style:font-size-asian="10pt" style:font-size-complex="10pt"/>
    </style:style>
    <style:style style:name="T153" style:parent-style-name="DefaultParagraphFont" style:family="text">
      <style:text-properties fo:font-style="italic" style:font-style-asian="italic" style:font-style-complex="italic" fo:font-size="10pt" style:font-size-asian="10pt" style:font-size-complex="10pt"/>
    </style:style>
    <style:style style:name="T154" style:parent-style-name="DefaultParagraphFont" style:family="text">
      <style:text-properties fo:font-style="italic" style:font-style-asian="italic" style:font-style-complex="italic" fo:font-size="10pt" style:font-size-asian="10pt" style:font-size-complex="10pt"/>
    </style:style>
    <style:style style:name="T155" style:parent-style-name="DefaultParagraphFont" style:family="text">
      <style:text-properties fo:font-style="italic" style:font-style-asian="italic" style:font-style-complex="italic" fo:font-size="10pt" style:font-size-asian="10pt" style:font-size-complex="10pt"/>
    </style:style>
    <style:style style:name="T156" style:parent-style-name="DefaultParagraphFont" style:family="text">
      <style:text-properties fo:font-style="italic" style:font-style-asian="italic" style:font-style-complex="italic" fo:font-size="10pt" style:font-size-asian="10pt" style:font-size-complex="10pt"/>
    </style:style>
    <style:style style:name="T157" style:parent-style-name="DefaultParagraphFont" style:family="text">
      <style:text-properties fo:font-style="italic" style:font-style-asian="italic" style:font-style-complex="italic" fo:font-size="10pt" style:font-size-asian="10pt" style:font-size-complex="10pt"/>
    </style:style>
    <style:style style:name="T158" style:parent-style-name="DefaultParagraphFont" style:family="text">
      <style:text-properties fo:font-style="italic" style:font-style-asian="italic" style:font-style-complex="italic" fo:font-size="10pt" style:font-size-asian="10pt" style:font-size-complex="10pt"/>
    </style:style>
    <style:style style:name="T159" style:parent-style-name="DefaultParagraphFont" style:family="text">
      <style:text-properties fo:font-style="italic" style:font-style-asian="italic" style:font-style-complex="italic" fo:font-size="10pt" style:font-size-asian="10pt" style:font-size-complex="10pt"/>
    </style:style>
    <style:style style:name="T160" style:parent-style-name="DefaultParagraphFont" style:family="text">
      <style:text-properties fo:font-style="italic" style:font-style-asian="italic" style:font-style-complex="italic" fo:font-size="10pt" style:font-size-asian="10pt" style:font-size-complex="10pt"/>
    </style:style>
    <style:style style:name="T161" style:parent-style-name="DefaultParagraphFont" style:family="text">
      <style:text-properties fo:font-style="italic" style:font-style-asian="italic" style:font-style-complex="italic" fo:font-size="10pt" style:font-size-asian="10pt" style:font-size-complex="10pt"/>
    </style:style>
    <style:style style:name="T162" style:parent-style-name="DefaultParagraphFont" style:family="text">
      <style:text-properties fo:font-style="italic" style:font-style-asian="italic" style:font-style-complex="italic" fo:font-size="10pt" style:font-size-asian="10pt" style:font-size-complex="10pt"/>
    </style:style>
    <style:style style:name="T163" style:parent-style-name="DefaultParagraphFont" style:family="text">
      <style:text-properties fo:font-style="italic" style:font-style-asian="italic" style:font-style-complex="italic" fo:font-size="10pt" style:font-size-asian="10pt" style:font-size-complex="10pt"/>
    </style:style>
    <style:style style:name="T164" style:parent-style-name="DefaultParagraphFont" style:family="text">
      <style:text-properties fo:font-style="italic" style:font-style-asian="italic" style:font-style-complex="italic" fo:font-size="10pt" style:font-size-asian="10pt" style:font-size-complex="10pt"/>
    </style:style>
    <style:style style:name="T165" style:parent-style-name="DefaultParagraphFont" style:family="text">
      <style:text-properties fo:font-style="italic" style:font-style-asian="italic" style:font-style-complex="italic" fo:font-size="10pt" style:font-size-asian="10pt" style:font-size-complex="10pt"/>
    </style:style>
    <style:style style:name="T166" style:parent-style-name="DefaultParagraphFont" style:family="text">
      <style:text-properties fo:font-style="italic" style:font-style-asian="italic" style:font-style-complex="italic" fo:font-size="10pt" style:font-size-asian="10pt" style:font-size-complex="10pt"/>
    </style:style>
    <style:style style:name="T167" style:parent-style-name="DefaultParagraphFont" style:family="text">
      <style:text-properties fo:font-style="italic" style:font-style-asian="italic" style:font-style-complex="italic" fo:font-size="10pt" style:font-size-asian="10pt" style:font-size-complex="10pt"/>
    </style:style>
    <style:style style:name="T168" style:parent-style-name="DefaultParagraphFont" style:family="text">
      <style:text-properties fo:font-style="italic" style:font-style-asian="italic" style:font-style-complex="italic" fo:font-size="10pt" style:font-size-asian="10pt" style:font-size-complex="10pt"/>
    </style:style>
    <style:style style:name="T169" style:parent-style-name="DefaultParagraphFont" style:family="text">
      <style:text-properties fo:font-style="italic" style:font-style-asian="italic" style:font-style-complex="italic" fo:font-size="10pt" style:font-size-asian="10pt" style:font-size-complex="10pt"/>
    </style:style>
    <style:style style:name="T170" style:parent-style-name="DefaultParagraphFont" style:family="text">
      <style:text-properties fo:font-style="italic" style:font-style-asian="italic" style:font-style-complex="italic" fo:font-size="10pt" style:font-size-asian="10pt" style:font-size-complex="10pt"/>
    </style:style>
    <style:style style:name="T171" style:parent-style-name="DefaultParagraphFont" style:family="text">
      <style:text-properties fo:font-style="italic" style:font-style-asian="italic" style:font-style-complex="italic" fo:font-size="10pt" style:font-size-asian="10pt" style:font-size-complex="10pt"/>
    </style:style>
    <style:style style:name="T172" style:parent-style-name="DefaultParagraphFont" style:family="text">
      <style:text-properties fo:font-style="italic" style:font-style-asian="italic" style:font-style-complex="italic" fo:font-size="10pt" style:font-size-asian="10pt" style:font-size-complex="10pt"/>
    </style:style>
    <style:style style:name="T173" style:parent-style-name="DefaultParagraphFont" style:family="text">
      <style:text-properties fo:font-style="italic" style:font-style-asian="italic" style:font-style-complex="italic" fo:font-size="10pt" style:font-size-asian="10pt" style:font-size-complex="10pt"/>
    </style:style>
    <style:style style:name="T174" style:parent-style-name="DefaultParagraphFont" style:family="text">
      <style:text-properties fo:font-style="italic" style:font-style-asian="italic" style:font-style-complex="italic" fo:font-size="10pt" style:font-size-asian="10pt" style:font-size-complex="10pt"/>
    </style:style>
    <style:style style:name="T175" style:parent-style-name="DefaultParagraphFont" style:family="text">
      <style:text-properties fo:font-style="italic" style:font-style-asian="italic" style:font-style-complex="italic" fo:font-size="10pt" style:font-size-asian="10pt" style:font-size-complex="10pt"/>
    </style:style>
    <style:style style:name="T176" style:parent-style-name="DefaultParagraphFont" style:family="text">
      <style:text-properties fo:font-style="italic" style:font-style-asian="italic" style:font-style-complex="italic" fo:font-size="10pt" style:font-size-asian="10pt" style:font-size-complex="10pt"/>
    </style:style>
    <style:style style:name="T177" style:parent-style-name="DefaultParagraphFont" style:family="text">
      <style:text-properties fo:font-style="italic" style:font-style-asian="italic" style:font-style-complex="italic" fo:font-size="10pt" style:font-size-asian="10pt" style:font-size-complex="10pt"/>
    </style:style>
    <style:style style:name="T178" style:parent-style-name="DefaultParagraphFont" style:family="text">
      <style:text-properties fo:font-style="italic" style:font-style-asian="italic" style:font-style-complex="italic" fo:font-size="10pt" style:font-size-asian="10pt" style:font-size-complex="10pt"/>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style="italic" style:font-style-asian="italic" style:font-style-complex="italic" fo:font-size="10pt" style:font-size-asian="10pt" style:font-size-complex="10pt"/>
    </style:style>
    <style:style style:name="T181" style:parent-style-name="DefaultParagraphFont" style:family="text">
      <style:text-properties fo:font-style="italic" style:font-style-asian="italic" style:font-style-complex="italic" fo:font-size="10pt" style:font-size-asian="10pt" style:font-size-complex="10pt"/>
    </style:style>
    <style:style style:name="T182" style:parent-style-name="DefaultParagraphFont" style:family="text">
      <style:text-properties fo:font-style="italic" style:font-style-asian="italic" style:font-style-complex="italic" fo:font-size="10pt" style:font-size-asian="10pt" style:font-size-complex="10pt"/>
    </style:style>
    <style:style style:name="T183" style:parent-style-name="DefaultParagraphFont" style:family="text">
      <style:text-properties fo:font-style="italic" style:font-style-asian="italic" style:font-style-complex="italic" fo:font-size="10pt" style:font-size-asian="10pt" style:font-size-complex="10pt"/>
    </style:style>
    <style:style style:name="T184" style:parent-style-name="DefaultParagraphFont" style:family="text">
      <style:text-properties fo:font-style="italic" style:font-style-asian="italic" style:font-style-complex="italic" fo:font-size="10pt" style:font-size-asian="10pt" style:font-size-complex="10pt"/>
    </style:style>
    <style:style style:name="T185" style:parent-style-name="DefaultParagraphFont" style:family="text">
      <style:text-properties fo:font-style="italic" style:font-style-asian="italic" style:font-style-complex="italic" fo:font-size="10pt" style:font-size-asian="10pt" style:font-size-complex="10pt"/>
    </style:style>
    <style:style style:name="T186" style:parent-style-name="DefaultParagraphFont" style:family="text">
      <style:text-properties fo:font-style="italic" style:font-style-asian="italic" style:font-style-complex="italic" fo:font-size="10pt" style:font-size-asian="10pt" style:font-size-complex="10pt"/>
    </style:style>
    <style:style style:name="T187" style:parent-style-name="DefaultParagraphFont" style:family="text">
      <style:text-properties fo:font-style="italic" style:font-style-asian="italic" style:font-style-complex="italic" fo:font-size="10pt" style:font-size-asian="10pt" style:font-size-complex="10pt"/>
    </style:style>
    <style:style style:name="T188" style:parent-style-name="DefaultParagraphFont" style:family="text">
      <style:text-properties fo:font-style="italic" style:font-style-asian="italic" style:font-style-complex="italic" fo:font-size="10pt" style:font-size-asian="10pt" style:font-size-complex="10pt"/>
    </style:style>
    <style:style style:name="T189" style:parent-style-name="DefaultParagraphFont" style:family="text">
      <style:text-properties fo:font-style="italic" style:font-style-asian="italic" style:font-style-complex="italic" fo:font-size="10pt" style:font-size-asian="10pt" style:font-size-complex="10pt"/>
    </style:style>
    <style:style style:name="T190" style:parent-style-name="DefaultParagraphFont" style:family="text">
      <style:text-properties fo:font-style="italic" style:font-style-asian="italic" style:font-style-complex="italic" fo:font-size="10pt" style:font-size-asian="10pt" style:font-size-complex="10pt"/>
    </style:style>
    <style:style style:name="T191" style:parent-style-name="DefaultParagraphFont" style:family="text">
      <style:text-properties fo:font-style="italic" style:font-style-asian="italic" style:font-style-complex="italic" fo:font-size="10pt" style:font-size-asian="10pt" style:font-size-complex="10pt"/>
    </style:style>
    <style:style style:name="T192" style:parent-style-name="DefaultParagraphFont" style:family="text">
      <style:text-properties fo:font-style="italic" style:font-style-asian="italic" style:font-style-complex="italic" fo:font-size="10pt" style:font-size-asian="10pt" style:font-size-complex="10pt"/>
    </style:style>
    <style:style style:name="T193" style:parent-style-name="DefaultParagraphFont" style:family="text">
      <style:text-properties fo:font-style="italic" style:font-style-asian="italic" style:font-style-complex="italic" fo:font-size="10pt" style:font-size-asian="10pt" style:font-size-complex="10pt"/>
    </style:style>
    <style:style style:name="T194" style:parent-style-name="DefaultParagraphFont" style:family="text">
      <style:text-properties fo:font-style="italic" style:font-style-asian="italic" style:font-style-complex="italic" fo:font-size="10pt" style:font-size-asian="10pt" style:font-size-complex="10pt"/>
    </style:style>
    <style:style style:name="T195" style:parent-style-name="DefaultParagraphFont" style:family="text">
      <style:text-properties fo:font-style="italic" style:font-style-asian="italic" style:font-style-complex="italic" fo:font-size="10pt" style:font-size-asian="10pt" style:font-size-complex="10pt"/>
    </style:style>
    <style:style style:name="T196" style:parent-style-name="DefaultParagraphFont" style:family="text">
      <style:text-properties fo:font-style="italic" style:font-style-asian="italic" style:font-style-complex="italic" fo:font-size="10pt" style:font-size-asian="10pt" style:font-size-complex="10pt"/>
    </style:style>
    <style:style style:name="T197" style:parent-style-name="DefaultParagraphFont" style:family="text">
      <style:text-properties fo:font-style="italic" style:font-style-asian="italic" style:font-style-complex="italic" fo:font-size="10pt" style:font-size-asian="10pt" style:font-size-complex="10pt"/>
    </style:style>
    <style:style style:name="T198" style:parent-style-name="DefaultParagraphFont" style:family="text">
      <style:text-properties fo:font-style="italic" style:font-style-asian="italic" style:font-style-complex="italic" fo:font-size="10pt" style:font-size-asian="10pt" style:font-size-complex="10pt"/>
    </style:style>
    <style:style style:name="T199" style:parent-style-name="DefaultParagraphFont" style:family="text">
      <style:text-properties fo:font-style="italic" style:font-style-asian="italic" style:font-style-complex="italic" fo:font-size="10pt" style:font-size-asian="10pt" style:font-size-complex="10pt"/>
    </style:style>
    <style:style style:name="T200" style:parent-style-name="DefaultParagraphFont" style:family="text">
      <style:text-properties fo:font-style="italic" style:font-style-asian="italic" style:font-style-complex="italic" fo:font-size="10pt" style:font-size-asian="10pt" style:font-size-complex="10pt"/>
    </style:style>
    <style:style style:name="T201" style:parent-style-name="DefaultParagraphFont" style:family="text">
      <style:text-properties fo:font-style="italic" style:font-style-asian="italic" style:font-style-complex="italic" fo:font-size="10pt" style:font-size-asian="10pt" style:font-size-complex="10pt"/>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style="italic" style:font-style-asian="italic" style:font-style-complex="italic" fo:font-size="10pt" style:font-size-asian="10pt" style:font-size-complex="10pt"/>
    </style:style>
    <style:style style:name="T205" style:parent-style-name="DefaultParagraphFont" style:family="text">
      <style:text-properties fo:font-style="italic" style:font-style-asian="italic" style:font-style-complex="italic" fo:font-size="10pt" style:font-size-asian="10pt" style:font-size-complex="10pt"/>
    </style:style>
    <style:style style:name="T206" style:parent-style-name="DefaultParagraphFont" style:family="text">
      <style:text-properties fo:font-style="italic" style:font-style-asian="italic" style:font-style-complex="italic" fo:font-size="10pt" style:font-size-asian="10pt" style:font-size-complex="10pt"/>
    </style:style>
    <style:style style:name="T207" style:parent-style-name="DefaultParagraphFont" style:family="text">
      <style:text-properties fo:font-style="italic" style:font-style-asian="italic" style:font-style-complex="italic" fo:font-size="10pt" style:font-size-asian="10pt" style:font-size-complex="10pt"/>
    </style:style>
    <style:style style:name="T208" style:parent-style-name="DefaultParagraphFont" style:family="text">
      <style:text-properties fo:font-style="italic" style:font-style-asian="italic" style:font-style-complex="italic" fo:font-size="10pt" style:font-size-asian="10pt" style:font-size-complex="10pt"/>
    </style:style>
    <style:style style:name="T209" style:parent-style-name="DefaultParagraphFont" style:family="text">
      <style:text-properties fo:font-style="italic" style:font-style-asian="italic" style:font-style-complex="italic" fo:font-size="10pt" style:font-size-asian="10pt" style:font-size-complex="10pt"/>
    </style:style>
    <style:style style:name="T210" style:parent-style-name="DefaultParagraphFont" style:family="text">
      <style:text-properties fo:font-style="italic" style:font-style-asian="italic" style:font-style-complex="italic" fo:font-size="10pt" style:font-size-asian="10pt" style:font-size-complex="10pt"/>
    </style:style>
    <style:style style:name="T211" style:parent-style-name="DefaultParagraphFont" style:family="text">
      <style:text-properties fo:font-style="italic" style:font-style-asian="italic" style:font-style-complex="italic" fo:font-size="10pt" style:font-size-asian="10pt" style:font-size-complex="10pt"/>
    </style:style>
    <style:style style:name="T212" style:parent-style-name="DefaultParagraphFont" style:family="text">
      <style:text-properties fo:font-style="italic" style:font-style-asian="italic" style:font-style-complex="italic" fo:font-size="10pt" style:font-size-asian="10pt" style:font-size-complex="10pt"/>
    </style:style>
    <style:style style:name="T213" style:parent-style-name="DefaultParagraphFont" style:family="text">
      <style:text-properties fo:font-style="italic" style:font-style-asian="italic" style:font-style-complex="italic" fo:font-size="10pt" style:font-size-asian="10pt" style:font-size-complex="10pt"/>
    </style:style>
    <style:style style:name="T214" style:parent-style-name="DefaultParagraphFont" style:family="text">
      <style:text-properties fo:font-style="italic" style:font-style-asian="italic" style:font-style-complex="italic" fo:font-size="10pt" style:font-size-asian="10pt" style:font-size-complex="10pt"/>
    </style:style>
    <style:style style:name="T215" style:parent-style-name="DefaultParagraphFont" style:family="text">
      <style:text-properties fo:font-style="italic" style:font-style-asian="italic" style:font-style-complex="italic" fo:font-size="10pt" style:font-size-asian="10pt" style:font-size-complex="10pt"/>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style="italic" style:font-style-asian="italic" style:font-style-complex="italic" fo:font-size="10pt" style:font-size-asian="10pt" style:font-size-complex="10pt"/>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style="italic" style:font-style-asian="italic" style:font-style-complex="italic" fo:font-size="10pt" style:font-size-asian="10pt" style:font-size-complex="10pt"/>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style="italic" style:font-style-asian="italic" style:font-style-complex="italic" fo:font-size="10pt" style:font-size-asian="10pt" style:font-size-complex="10pt"/>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style="italic" style:font-style-asian="italic" style:font-style-complex="italic" fo:font-size="10pt" style:font-size-asian="10pt" style:font-size-complex="10pt"/>
    </style:style>
    <style:style style:name="T226" style:parent-style-name="DefaultParagraphFont" style:family="text">
      <style:text-properties fo:font-style="italic" style:font-style-asian="italic" style:font-style-complex="italic" fo:font-size="10pt" style:font-size-asian="10pt" style:font-size-complex="10pt"/>
    </style:style>
    <style:style style:name="T227" style:parent-style-name="DefaultParagraphFont" style:family="text">
      <style:text-properties fo:font-style="italic" style:font-style-asian="italic" style:font-style-complex="italic" fo:font-size="10pt" style:font-size-asian="10pt" style:font-size-complex="10pt"/>
    </style:style>
    <style:style style:name="T228" style:parent-style-name="DefaultParagraphFont" style:family="text">
      <style:text-properties fo:font-style="italic" style:font-style-asian="italic" style:font-style-complex="italic" fo:font-size="10pt" style:font-size-asian="10pt" style:font-size-complex="10pt"/>
    </style:style>
    <style:style style:name="T229" style:parent-style-name="DefaultParagraphFont" style:family="text">
      <style:text-properties fo:font-style="italic" style:font-style-asian="italic" style:font-style-complex="italic" fo:font-size="10pt" style:font-size-asian="10pt" style:font-size-complex="10pt"/>
    </style:style>
    <style:style style:name="T230" style:parent-style-name="DefaultParagraphFont" style:family="text">
      <style:text-properties fo:font-style="italic" style:font-style-asian="italic" style:font-style-complex="italic" fo:font-size="10pt" style:font-size-asian="10pt" style:font-size-complex="10pt"/>
    </style:style>
    <style:style style:name="T231" style:parent-style-name="DefaultParagraphFont" style:family="text">
      <style:text-properties fo:font-style="italic" style:font-style-asian="italic" style:font-style-complex="italic" fo:font-size="10pt" style:font-size-asian="10pt" style:font-size-complex="10pt"/>
    </style:style>
    <style:style style:name="T232" style:parent-style-name="DefaultParagraphFont" style:family="text">
      <style:text-properties fo:font-style="italic" style:font-style-asian="italic" style:font-style-complex="italic" fo:font-size="10pt" style:font-size-asian="10pt" style:font-size-complex="10pt"/>
    </style:style>
    <style:style style:name="T233" style:parent-style-name="DefaultParagraphFont" style:family="text">
      <style:text-properties fo:font-style="italic" style:font-style-asian="italic" style:font-style-complex="italic" fo:font-size="10pt" style:font-size-asian="10pt" style:font-size-complex="10pt"/>
    </style:style>
    <style:style style:name="T234" style:parent-style-name="DefaultParagraphFont" style:family="text">
      <style:text-properties fo:font-style="italic" style:font-style-asian="italic" style:font-style-complex="italic" fo:font-size="10pt" style:font-size-asian="10pt" style:font-size-complex="10pt"/>
    </style:style>
    <style:style style:name="T235" style:parent-style-name="DefaultParagraphFont" style:family="text">
      <style:text-properties fo:font-style="italic" style:font-style-asian="italic" style:font-style-complex="italic" fo:font-size="10pt" style:font-size-asian="10pt" style:font-size-complex="10pt"/>
    </style:style>
    <style:style style:name="T236" style:parent-style-name="DefaultParagraphFont" style:family="text">
      <style:text-properties fo:font-style="italic" style:font-style-asian="italic" style:font-style-complex="italic" fo:font-size="10pt" style:font-size-asian="10pt" style:font-size-complex="10pt"/>
    </style:style>
    <style:style style:name="T237" style:parent-style-name="DefaultParagraphFont" style:family="text">
      <style:text-properties fo:font-style="italic" style:font-style-asian="italic" style:font-style-complex="italic" fo:font-size="10pt" style:font-size-asian="10pt" style:font-size-complex="10pt"/>
    </style:style>
    <style:style style:name="T238" style:parent-style-name="DefaultParagraphFont" style:family="text">
      <style:text-properties fo:font-style="italic" style:font-style-asian="italic" style:font-style-complex="italic" fo:font-size="10pt" style:font-size-asian="10pt" style:font-size-complex="10pt"/>
    </style:style>
    <style:style style:name="T239" style:parent-style-name="DefaultParagraphFont" style:family="text">
      <style:text-properties fo:font-style="italic" style:font-style-asian="italic" style:font-style-complex="italic" fo:font-size="10pt" style:font-size-asian="10pt" style:font-size-complex="10pt"/>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style="italic" style:font-style-asian="italic" style:font-style-complex="italic" fo:font-size="10pt" style:font-size-asian="10pt" style:font-size-complex="10pt"/>
    </style:style>
    <style:style style:name="T243" style:parent-style-name="DefaultParagraphFont" style:family="text">
      <style:text-properties fo:font-style="italic" style:font-style-asian="italic" style:font-style-complex="italic"/>
    </style:style>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style="italic" style:font-style-asian="italic" style:font-style-complex="italic"/>
    </style:style>
    <style:style style:name="T248" style:parent-style-name="DefaultParagraphFont" style:family="text">
      <style:text-properties fo:font-style="italic" style:font-style-asian="italic" style:font-style-complex="italic"/>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Jesus, King of the Universe (B) Daniel 7, 12-14; Psalm 93, 1-2, 5; Revelation 1, 5-8; John 18, 33b-37<text:bookmark-end text:name="_Toc183295409"/></text:h>
      <text:p text:style-name="Normal"><text:span text:style-name="T8">Daniel 7, 12-14</text:span><text:span text:style-name="T9">:<text:s/></text:span><text:span text:style-name="T10">12<text:s/></text:span><text:span text:style-name="T11">As for the rest of the beasts, their ruling authority had already been removed, though they were permitted to go on living for a time and a season. </text:span><text:span text:style-name="T12">13</text:span><text:span text:style-name="T13"><text:s/>I was watching in the night visions, “And with the clouds of the sky one like a son of man was approaching. He went up to the Ancient of Days and was escorted before him.<text:s/></text:span><text:span text:style-name="T14">14<text:s/></text:span><text:span text:style-name="T15">To him was given ruling authority, honor, and sovereignty. All peoples, nations, and language groups were serving him. His authority is eternal and will not pass away. His kingdom will not be destroyed.</text:span></text:p>
      <text:p text:style-name="Normal"><text:span text:style-name="T16">Psalm 93, 1-2, 5</text:span><text:span text:style-name="T17">:<text:s/></text:span><text:span text:style-name="T18">1</text:span><text:span text:style-name="T19"><text:s/>The Lord reigns! He is robed in majesty, the Lord is robed, he wears strength around his waist. Indeed, the world is established, it cannot be moved.<text:s/></text:span><text:span text:style-name="T20">2<text:s/></text:span><text:span text:style-name="T21">Your throne has been secure from ancient times; you have always been king.<text:s/></text:span><text:span text:style-name="T22">5<text:s/></text:span><text:span text:style-name="T23">The rules you set down are completely reliable. Holiness aptly adorns your house, O Lord, forever.</text:span></text:p>
      <text:p text:style-name="Normal"><text:span text:style-name="T24">Revelation 1, 5-8</text:span><text:span text:style-name="T25">:<text:s/></text:span><text:span text:style-name="T26">5</text:span><text:span text:style-name="T27"><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28">6</text:span></text:a><text:span text:style-name="T29">and has appointed us as a kingdom, as priests serving his God and Father – to him be the glory and the power for ever and ever! Amen.<text:s/></text:span><text:a xlink:href="https://biblehub.com/revelation/1-7.htm" office:target-frame-name="_top" xlink:show="replace"/><text:span text:style-name="T30">7 (Look! He is returning with the clouds, and every eye will see him, even those who pierced him, and all the tribes on the earth will mourn because of him. This will certainly come to pass! Amen.)<text:s/></text:span><text:span text:style-name="T31">8<text:s/></text:span><text:span text:style-name="T32">“I am the Alpha and the Omega,” says the Lord God – the one who is, and who was, and who is still to come – the All-Powerful!</text:span></text:p>
      <text:p text:style-name="Normal"><text:span text:style-name="T33">John 18, 33b-37</text:span><text:span text:style-name="T34">:<text:s/></text:span><text:span text:style-name="T35">33<text:s/></text:span><text:span text:style-name="T36">So Pilate went back into the governor’s residence, summoned Jesus, and asked him, “Are you the king of the Jews?” </text:span><text:span text:style-name="T37">34</text:span><text:span text:style-name="T38"><text:s/>Jesus replied, “Are you saying this on your own initiative, or have others told you about me?” </text:span><text:span text:style-name="T39">35</text:span><text:span text:style-name="T40"><text:s/>Pilate answered, “I am not a Jew, am I? Your own people and your chief priests handed you over to me. What have you done?”<text:s/></text:span><text:span text:style-name="T41">36<text:s/></text:span><text:span text:style-name="T42">Jesus replied, “My kingdom is not from this world. If my kingdom were from this world, my servants would be fighting to keep me from being handed over to the Jewish authorities. But as it is, my kingdom is not from here.” </text:span><text:span text:style-name="T43">37</text:span><text:span text:style-name="T44"><text:s/>Then Pilate said, “So you are a king!” Jesus replied, “You say that I am a king. For this reason I was born, and for this reason I came into the world – to testify to the truth. Everyone who belongs to the truth listens to my voice.”</text:span></text:p>
      <text:p text:style-name="P45">Why is Jesus the King of the Universe?</text:p>
      <text:p text:style-name="Normal">In<text:s/><text:span text:style-name="T46">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 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47">John 18:36</text:span>). Notice how Jesus says that His kingdom is not from this world; that means that His kingdom is in this world, but people did not create His kingdom, so most of them don’t understand Him or His kingdom.</text:p>
      <text:soft-page-break/>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48">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49">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 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0">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1">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2">Psalm 34:2</text:span>).</text:p>
      <text:p text:style-name="Normal">In<text:s/><text:span text:style-name="T53">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p text:style-name="P5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8">The third liturgical year cycle (C)</text:p>
      <text:soft-page-break/>
      <text:p text:style-name="P59">First Sunday of Advent (C)</text:p>
      <text:p text:style-name="P64">Jer 33, 14-16; Ps 25, 4-5ab. 8-9. 10. 14; 1 Tes 3, 12 – 4, 2; Lk 21, 25-28. 34-36</text:p>
      <text:p text:style-name="Normal"><text:span text:style-name="T65">Jeremiah 33, 14-16:</text:span><text:span text:style-name="T66"><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7">Psalm 25:4-5ab, 8-9, 10, 14</text:span><text:span text:style-name="T68">:</text:span><text:span text:style-name="T69"><text:line-break/>4 Show me your ways, Lord,</text:span><text:span text:style-name="T70"><text:line-break/>teach me your paths.</text:span><text:span text:style-name="T71"><text:line-break/>5 Guide me in your truth and teach me,</text:span><text:span text:style-name="T72"><text:line-break/>for you are God my Savior,</text:span><text:span text:style-name="T73"><text:line-break/>and my hope is in you all day long.</text:span></text:p>
      <text:p text:style-name="P74">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5">1 Thessalonians 3,12 – 4,2:</text:span><text:span text:style-name="T76"><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p text:style-name="P77">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78">Luke 21:25-28, 34-36:</text:span><text:span text:style-name="T79"><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80">34</text:span><text:span text:style-name="T81"><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82">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soft-page-break/>
      <text:p text:style-name="Normal">In Psalm 25 it shows us how we should pray, remembering God in our daily life, asking him for guidance, our hope needs to be in him all day long. He is the truth and the way; we learn from 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 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 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text:s/><text:soft-page-break/>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 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83">Second Sunday of Advent (C)</text:p>
      <text:p text:style-name="P84">Bar 5, 1-9; Ps 126, 1-2ab. 2cd – 3, 4-5. 6; Phil 1, 4-6. 8-11; Lk 3, 1-6</text:p>
      <text:p text:style-name="P85">Baruch 5:1–9:</text:p>
      <text:list text:style-name="LFO1" text:continue-numbering="true">
        <text:list-item>
          <text:p text:style-name="P86">Take off the garment of your sorrow and affliction, O Jerusalem,<text:line-break/>and put on forever the beauty of the glory from God.</text:p>
        </text:list-item>
        <text:list-item>
          <text:p text:style-name="P87">Put on the robe of the righteousness that comes from God;<text:line-break/>put on your head the diadem of the glory of the Everlasting.</text:p>
        </text:list-item>
        <text:list-item>
          <text:p text:style-name="P88">For God will show your splendor everywhere under heaven.</text:p>
        </text:list-item>
        <text:list-item>
          <text:p text:style-name="P89">For your name will forever be called by God,<text:line-break/>“Peace of righteousness and glory of godliness.”</text:p>
        </text:list-item>
        <text:list-item>
          <text:p text:style-name="P90">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91">For they went forth from you on foot,<text:line-break/>led away by their enemies;<text:line-break/>but God will bring them back to you,<text:line-break/>carried in glory, as on a royal throne.</text:p>
        </text:list-item>
        <text:list-item>
          <text:p text:style-name="P92">For God has ordered that every high mountain and the everlasting hills be made low<text:line-break/>and the valleys filled up,<text:line-break/>to make level ground,<text:line-break/>so that Israel may walk safely in the glory of God.</text:p>
        </text:list-item>
        <text:list-item>
          <text:p text:style-name="P93">The woods and every fragrant tree<text:line-break/>have shaded Israel at God’s command.</text:p>
        </text:list-item>
        <text:list-item>
          <text:p text:style-name="P94">For God will lead Israel with joy,<text:line-break/>in the light of his glory,<text:line-break/>with the mercy and righteousness that come from him.</text:p>
        </text:list-item>
      </text:list>
      <text:p text:style-name="P95">Psalm 126:1-2ab, 2cd-3, 4-5, 6</text:p>
      <text:list text:style-name="LFO2" text:continue-numbering="true">
        <text:list-item>
          <text:p text:style-name="P96">When the Lord restored the fortunes of Zion,<text:line-break/>we were like those who dream.</text:p>
        </text:list-item>
        <text:list-item>
          <text:p text:style-name="P97">Then our mouth was filled with laughter,<text:line-break/>and our tongue with shouts of joy;<text:line-break/>2cd. then they said among the nations,<text:line-break/>“The Lord has done great things for them.”</text:p>
        </text:list-item>
        <text:list-item>
          <text:p text:style-name="P98">The Lord has done great things for us;<text:line-break/>we are glad.</text:p>
        </text:list-item>
        <text:list-item>
          <text:p text:style-name="P99">Restore our fortunes, O Lord,<text:line-break/>like the watercourses in the Negeb!</text:p>
        </text:list-item>
        <text:list-item>
          <text:p text:style-name="P100">May those who sow in tears<text:line-break/>reap with shouts of joy!</text:p>
        </text:list-item>
        <text:list-item>
          <text:p text:style-name="P101">He who goes forth weeping,<text:line-break/>bearing the seed for sowing,<text:line-break/>shall come home with shouts of joy,<text:line-break/>bringing his sheaves with him.</text:p>
        </text:list-item>
      </text:list>
      <text:p text:style-name="P102"><text:span text:style-name="T103">Philippians 1:4–6, 8–11:<text:s/></text:span><text:span text:style-name="T104">Always in every prayer of mine for you all, making my prayer with joy,</text:span><text:span text:style-name="T105"><text:s/></text:span><text:span text:style-name="T106">thankful for your partnership in the gospel from the first day until now.</text:span><text:span text:style-name="T107"><text:s/></text:span><text:span text:style-name="T108">And I am sure that he who began a good work in you will bring it to completion at the day of Jesus Christ. For God is my witness, how I yearn for you all with the affection of Christ Jesus.</text:span><text:span text:style-name="T109"><text:s/></text:span><text:span text:style-name="T110">And it is my prayer that your love may abound more and more, with knowledge and all discernment,</text:span><text:span text:style-name="T111"><text:s/></text:span><text:span text:style-name="T112">so that you may approve what is excellent, and may be pure and blameless for the day of Christ,</text:span><text:span text:style-name="T113"><text:s/></text:span><text:span text:style-name="T114">filled with the fruits of righteousness which come through Jesus Christ, to the glory and praise of God.</text:span></text:p>
      <text:p text:style-name="P115"><text:span text:style-name="T116">Luke 3: 1-6</text:span><text:span text:style-name="T117">: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 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span></text:p>
      <text:p text:style-name="P118"/>
      <text:p text:style-name="P119">How do we prepare for the coming of Jesus?</text:p>
      <text:p text:style-name="Normal"><text:span text:style-name="T120">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21"><text:span text:style-name="T122">Psalm 126:1-2ab, 2cd-3, 4-5, 6:</text:span><text:s/>The<text:span text:style-name="T123"><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24">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 Through righteousness, we bear the fruits of the Spirit, given by Jesus, as we await His return.</text:p>
      <text:soft-page-break/>
      <text:p text:style-name="Normal"><text:span text:style-name="T125">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26">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p text:style-name="Normal"><text:span text:style-name="T127">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28">Third Sunday of Advent (C)</text:p>
      <text:p text:style-name="P129">Zep 3:14-18a; Iz 12: 2-3. 4bdc. 5-6; Phil 4:4-7; Lk 3:10-18</text:p>
      <text:p text:style-name="Normal"><text:span text:style-name="T130">Zephaniah 3:14-18a:</text:span><text:s/><text:span text:style-name="T131">Sing aloud, O daughter of Zion; shout, O Israel! Rejoice and exult with all your heart, O daughter of Jerusalem! 15 The Lord has taken away the judgments against you;</text:span><text:span text:style-name="T132"><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 loud singing. 18 I will gather those of you who mourn for the festival, so that you will no longer suffer reproach.</text:span></text:p>
      <text:p text:style-name="Normal"><text:span text:style-name="T133">Isaiah 12:2-3, 4bcd, 5-6:</text:span><text:span text:style-name="T134"><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35"><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36">Philippians 4:4-7:</text:span><text:span text:style-name="T137"><text:s/></text:span><text:span text:style-name="T138">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39">Luke 3:10-18:<text:s/></text:span><text:span text:style-name="T140">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text:s/></text:span><text:soft-page-break/><text:span text:style-name="T141">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Normal"/>
      <text:p text:style-name="P142">Rejoice, rejoice!</text:p>
      <text:p text:style-name="Normal">Zephaniah 3:14-18a: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p text:style-name="Normal">Isaiah 12: 1-6: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43">Jesus stood in the midst of the disciples and said to them: peace be to you</text:span> (Luke 24:36); secondly as a servant to distribute:<text:s/><text:span text:style-name="T144">but I am in the midst of you, as he that serves</text:span> (Luke 22:27); thirdly as a light to illuminate:<text:s/><text:span text:style-name="T145">he shone in his days as the morning star in the midst of a cloud</text:span> (Sir 50:6);</text:p>
      <text:p text:style-name="Normal">Dealing with anxiety:</text:p>
      <text:p text:style-name="Normal">Philippians 4:4-7: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Luke 3:10-18: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text:s/><text:soft-page-break/>to benefit 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46">Fourth Sunday of Advent (C)</text:p>
      <text:p text:style-name="P147">Mi<text:s/>5:1-4a; Ps 80:2ac,<text:s/>3b,<text:s/>15-16,<text:s/>18-19; Heb 10:5-10; Lk 1:39-45</text:p>
      <text:p text:style-name="Normal"><text:span text:style-name="T148">Micah 5:1-4a</text:span><text:span text:style-name="T149"><text:s/></text:span><text:span text:style-name="T150">Now muster your troops, O daughter of troops;</text:span><text:span text:style-name="T151"><text:s/></text:span><text:span text:style-name="T152">siege is laid against us;</text:span><text:span text:style-name="T153"><text:s/></text:span><text:span text:style-name="T154">with a rod they strike the judge of Israel</text:span><text:span text:style-name="T155"><text:s/></text:span><text:span text:style-name="T156">on the cheek. But you, O Bethlehem Ephrathah,</text:span><text:span text:style-name="T157"><text:s/></text:span><text:span text:style-name="T158">who are too little to be among the clans of Judah,</text:span><text:span text:style-name="T159"><text:s/></text:span><text:span text:style-name="T160">from you shall come forth for me</text:span><text:span text:style-name="T161"><text:s/></text:span><text:span text:style-name="T162">one who is to be ruler in Israel,</text:span><text:span text:style-name="T163"><text:s/></text:span><text:span text:style-name="T164">whose coming forth is from of old,</text:span><text:span text:style-name="T165"><text:line-break/>from ancient days.</text:span><text:span text:style-name="T166"><text:s/></text:span><text:span text:style-name="T167">Therefore he shall give them up until the time</text:span><text:span text:style-name="T168"><text:s/></text:span><text:span text:style-name="T169">when she who is in labor has given birth;</text:span><text:span text:style-name="T170"><text:s/></text:span><text:span text:style-name="T171">then the rest of his brothers shall return</text:span><text:span text:style-name="T172"><text:s/></text:span><text:span text:style-name="T173">to the people of Israel.</text:span><text:span text:style-name="T174"><text:s/></text:span><text:span text:style-name="T175">And he shall stand and shepherd his flock</text:span><text:span text:style-name="T176"><text:line-break/>in the strength of the Lord,</text:span><text:span text:style-name="T177"><text:s/></text:span><text:span text:style-name="T178">in the majesty of the name of the Lord his God.</text:span></text:p>
      <text:p text:style-name="Normal"><text:span text:style-name="T179">Psalm 80:2ac, 3b, 15-16, 18-19</text:span><text:span text:style-name="T180"><text:s/></text:span><text:span text:style-name="T181">Before Ephraim and Benjamin and Manasseh,</text:span><text:span text:style-name="T182"><text:s/></text:span><text:span text:style-name="T183">stir up your might</text:span><text:span text:style-name="T184"><text:s/></text:span><text:span text:style-name="T185">and come to save us! Restore us, O God;</text:span><text:span text:style-name="T186"><text:s/></text:span><text:span text:style-name="T187">let your face shine, that we may be saved!</text:span><text:span text:style-name="T188"><text:s/></text:span><text:span text:style-name="T189">The stock that your right hand planted,</text:span><text:span text:style-name="T190"><text:s/></text:span><text:span text:style-name="T191">and for the son whom you made strong for yourself.</text:span><text:span text:style-name="T192"><text:s/></text:span><text:span text:style-name="T193">They have burned it with fire; they have cut it down;</text:span><text:span text:style-name="T194"><text:s/></text:span><text:span text:style-name="T195">may they perish at the rebuke of your face! Then we shall not turn back from you;</text:span><text:span text:style-name="T196"><text:s/></text:span><text:span text:style-name="T197">give us life, and we will call upon your name!</text:span><text:span text:style-name="T198"><text:s/></text:span><text:span text:style-name="T199">Restore us, O Lord God of hosts!</text:span><text:span text:style-name="T200"><text:s/></text:span><text:span text:style-name="T201">Let your face shine, that we may be saved!</text:span></text:p>
      <text:p text:style-name="Normal"><text:span text:style-name="T202">Hebrews 10:5-10</text:span><text:span text:style-name="T203"><text:s/></text:span><text:span text:style-name="T204">Consequently, when Christ came into the world, he said,</text:span><text:span text:style-name="T205"><text:s/></text:span><text:span text:style-name="T206">“Sacrifices and offerings you have not desired,</text:span><text:span text:style-name="T207"><text:s/></text:span><text:span text:style-name="T208">but a body have you prepared for me;</text:span><text:span text:style-name="T209"><text:s/></text:span><text:span text:style-name="T210">in burnt offerings and sin offerings</text:span><text:span text:style-name="T211"><text:s/></text:span><text:span text:style-name="T212">you have taken no pleasure.</text:span><text:span text:style-name="T213"><text:s/></text:span><text:span text:style-name="T214">Then I said, ‘Behold, I have come to do your will, O God,</text:span><text:span text:style-name="T215"><text:s/></text:span><text:span text:style-name="T216">as it is written of me in the scroll of the book.’”</text:span><text:span text:style-name="T217"><text:s/></text:span><text:span text:style-name="T218">When he said above, “You have neither desired nor taken pleasure in sacrifices and offerings and burnt offerings and sin offerings” (these are offered according to the law),</text:span><text:span text:style-name="T219"><text:s/></text:span><text:span text:style-name="T220">then he added, “Behold, I have come to do your will.” He does away with the first in order to establish the second.</text:span><text:span text:style-name="T221"><text:s/></text:span><text:span text:style-name="T222">And by that will we have been sanctified through the offering of the body of Jesus Christ once for all.</text:span></text:p>
      <text:p text:style-name="Normal"><text:span text:style-name="T223">Luke 1:39-45</text:span><text:span text:style-name="T224"><text:s/></text:span><text:span text:style-name="T225">In those days Mary arose and went with haste into the hill country, to a town in Judah,</text:span><text:span text:style-name="T226"><text:s/></text:span><text:span text:style-name="T227">and she entered the house of Zechariah and greeted Elizabeth.</text:span><text:span text:style-name="T228"><text:s/></text:span><text:span text:style-name="T229">And when Elizabeth heard the greeting of Mary, the baby leaped in her womb. And Elizabeth was filled with the Holy Spirit,</text:span><text:span text:style-name="T230"><text:s/></text:span><text:span text:style-name="T231">and she exclaimed with a loud cry,</text:span><text:span text:style-name="T232"><text:s/></text:span><text:span text:style-name="T233">“Blessed are you among women, and blessed is the fruit of your womb!</text:span><text:span text:style-name="T234"><text:s/></text:span><text:span text:style-name="T235">And why is this granted to me that the mother of my Lord should come to me?</text:span><text:span text:style-name="T236"><text:s/></text:span><text:span text:style-name="T237">For behold, when the sound of your greeting came to my ears, the baby in my womb leaped for joy.</text:span><text:span text:style-name="T238"><text:s/></text:span><text:span text:style-name="T239">And blessed is she who believed that there would be a fulfillment of what was spoken to her from the Lord.”</text:span></text:p>
      <text:p text:style-name="Normal">Commentary:</text:p>
      <text:p text:style-name="Normal">Micah 5:1-4<text:s/>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240">“Truly, truly, I say to you, before Abraham was, I am.”</text:span><text:s/>By using “I am,” Jesus connects Himself to the divine name God<text:s/><text:soft-page-break/>revealed to Moses in Exodus 3:14:<text:s/><text:span text:style-name="T241">“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Psalm 80:2ac, 3b, 15-16, 18-19<text:span text:style-name="T242"><text:s/></text:span>In this psalm people are praying for the nation of Israel for protection. They are worshiping God even after the demise of the<text:s/>northern<text:s/>kingdom. They still trust God and know that He will redeem them even when things are going bad right now. When we face challenges, do we think that God doesn’t love or care about us or do we still worship Him and stay faithful?<text:s/>We<text:s/>mustn’t<text:s/>forget that God will redeem us and the trial and tribulations we go through are nothing compared to the glory that awaits us in heaven (Romans 8:18).</text:p>
      <text:p text:style-name="Normal">Hebrews 10:5-10<text:s/>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text:s/>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Lk 1:39-45<text:s/>After Mary receives the revelation from the Archangel Gabriel, she visits Elizabeth with haste. This urgency mirrors the day of Jesus’s resurrection when the women hurried to the tomb. When we learn about God and His works, the Holy Spirit moves us to act with the same eagerness, prompting us to respond actively rather than remaining passive.</text:p>
      <text:p text:style-name="Normal">After Elizabeth heard the greeting of Mary, the child leaped in her womb<text:s/>and filled her with the Holy Spirit.<text:s/>Similarly, when we pray to Mary, she greets us and intercedes for us, desiring to fill our hearts with the Holy Spirit. Elizabeth’s exclamation in verse 42,<text:s/><text:span text:style-name="T243">“Blessed are you among women, and blessed is the fruit of your womb!”</text:span><text:s/>reflects her profound faith and recognition of Mary’s role in God’s plan.<text:s/>Elizabeth’s question,<text:s/><text:span text:style-name="T244">“And why is this granted to me, that the mother of my Lord should come to me?”</text:span><text:s/>(Luke 1:43), reveals her humility, gratitude, and faith. She feels blessed that Mary was sent to visit her. Likewise, when we face challenges in life, instead of asking,<text:s/><text:span text:style-name="T245">“Why is this happening to me?”</text:span><text:s/>or<text:s/><text:span text:style-name="T246">“Why am I suffering?”</text:span><text:s/>we should reflect on God’s blessings and ask,<text:s/><text:span text:style-name="T247">“</text:span>Why does the Lord grant me so many good things? Why does He give me friends, family, joy, and opportunities?<text:span text:style-name="T248">”</text:span><text:s/>These questions help us remember that we are children of a loving God who promises never to leave or forsake us (Hebrews 13:5). We must cling to Him and continually thank Him for all He has done.</text:p>
      <text:p text:style-name="Normal">Mary is the Ark of the Covenant:</text:p>
      <text:p text:style-name="Normal">In his gospel, Luke makes distinct<text:s/>parallels<text:s/>between the sacred Ark of the Old Covenant to the New Ark of the Covenant – The blessed virgin Mary.<text:s/>The story of how David tried to bring the Ark of the Covenant to Jerusalem in 2 Samuel 6<text:s/>is similar to how Mary came to visit Elizabeth. Mary “arose and went” into the Judean hill country the same way how David “arose and went” in the same<text:s/><text:soft-page-break/>region to retrieve the Ark. Elizabeth felt unworthy before Mary the same way David felt unworthy standing before the Ark of the Covenant.<text:s/>Additionally, Elizabeth’s joy caused the baby to leap in her womb, just as David danced with joy before the Ark. Mary stayed in Zechariah’s house for three months, the same duration that the Ark remained with Obed-Edom (2 Samuel 6:11).<text:s/>All these<text:s/>parallels<text:s/>highlight Mary’s unique role as the New Ark of the Covenant.<text:s/>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55" style:parent-style-name="Footer" style:family="paragraph">
      <style:paragraph-properties fo:text-align="center"/>
    </style:style>
    <style:style style:name="P56" style:parent-style-name="Normal" style:family="paragraph">
      <style:text-properties fo:font-size="10pt" style:font-size-asian="10pt" style:font-size-complex="10pt"/>
    </style:style>
    <style:style style:name="P57" style:parent-style-name="Header" style:family="paragraph">
      <style:text-properties fo:font-size="10pt" style:font-size-asian="10pt" style:font-size-complex="10pt"/>
    </style:style>
    <style:page-layout style:name="PL2">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60" style:parent-style-name="Normal" style:family="paragraph">
      <style:text-properties fo:font-size="10pt" style:font-size-asian="10pt" style:font-size-complex="10pt"/>
    </style:style>
    <style:style style:name="P61" style:parent-style-name="Footer" style:family="paragraph">
      <style:paragraph-properties fo:text-align="center"/>
    </style:style>
    <style:style style:name="P62" style:parent-style-name="Normal" style:family="paragraph">
      <style:text-properties fo:font-size="10pt" style:font-size-asian="10pt" style:font-size-complex="10pt"/>
    </style:style>
    <style:style style:name="P63" style:parent-style-name="Header" style:family="paragraph">
      <style:text-properties fo:font-size="10pt" style:font-size-asian="10pt" style:font-size-complex="10pt"/>
    </style:style>
  </office:automatic-styles>
  <office:master-styles>
    <style:master-page style:name="MPF0" style:page-layout-name="PL0">
      <style:header>
        <text:p text:style-name="Header">The Solemnity of Our Lord Jesus Christ, King of the Universe (B)</text:p>
        <text:p text:style-name="Header"/>
      </style:header>
      <style:footer>
        <text:p text:style-name="P2"><text:page-number text:fixed="false">2</text:page-number></text:p>
        <text:p text:style-name="Footer"/>
      </style:footer>
      <style:header-first>
        <text:p text:style-name="Header">Contents</text:p>
      </style:header-first>
    </style:master-page>
    <style:master-page style:name="MPF1" style:page-layout-name="PL1">
      <style:header>
        <text:p text:style-name="Header">The Solemnity of Our Lord Jesus Christ, King of the Universe (B)</text:p>
        <text:p text:style-name="Header"/>
      </style:header>
      <style:footer>
        <text:p text:style-name="P55"><text:page-number text:fixed="false">2</text:page-number></text:p>
        <text:p text:style-name="Footer"/>
      </style:footer>
      <style:header-first>
        <text:p text:style-name="P56">The third liturgical year cycle (C)</text:p>
        <text:p text:style-name="P57"/>
      </style:header-first>
    </style:master-page>
    <style:master-page style:name="MPF2" style:page-layout-name="PL2">
      <style:header>
        <text:p text:style-name="P60">Advent (C)</text:p>
      </style:header>
      <style:footer>
        <text:p text:style-name="P61"><text:page-number text:fixed="false">2</text:page-number></text:p>
        <text:p text:style-name="Footer"/>
      </style:footer>
      <style:header-first>
        <text:p text:style-name="P62">Advent (C)</text:p>
        <text:p text:style-name="P63"/>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4-12-19T15:20:00Z</dc:date>
    <meta:template xlink:href="Normal" xlink:type="simple"/>
    <meta:editing-cycles>63</meta:editing-cycles>
    <meta:editing-duration>PT116700S</meta:editing-duration>
    <meta:document-statistic meta:page-count="13" meta:paragraph-count="89" meta:word-count="7324" meta:character-count="38978" meta:row-count="474" meta:non-whitespace-character-count="31735"/>
  </office:meta>
</office:document-meta>
</file>